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99ccff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83cm" svg:height="1cm" svg:x="7.6cm" svg:y="5.1cm">
          <text:p/>
        </draw:rect>
        <draw:rect draw:style-name="gr1" draw:text-style-name="P1" draw:layer="layout" svg:width="4.83cm" svg:height="1cm" svg:x="7.6cm" svg:y="7.1cm">
          <text:p/>
        </draw:rect>
        <draw:rect draw:style-name="gr1" draw:text-style-name="P1" draw:layer="layout" svg:width="4.83cm" svg:height="1cm" svg:x="7.6cm" svg:y="8.1cm">
          <text:p/>
        </draw:rect>
        <draw:rect draw:style-name="gr1" draw:text-style-name="P1" draw:layer="layout" svg:width="1cm" svg:height="4cm" svg:x="7.6cm" svg:y="5.1cm">
          <text:p/>
        </draw:rect>
        <draw:rect draw:style-name="gr1" draw:text-style-name="P1" draw:layer="layout" svg:width="1.5cm" svg:height="4cm" svg:x="8.6cm" svg:y="5.1cm">
          <text:p/>
        </draw:rect>
        <draw:rect draw:style-name="gr1" draw:text-style-name="P1" draw:layer="layout" svg:width="0.5cm" svg:height="4cm" svg:x="10.1cm" svg:y="5.1cm">
          <text:p/>
        </draw:rect>
        <draw:rect draw:style-name="gr1" draw:text-style-name="P1" draw:layer="layout" svg:width="0.5cm" svg:height="4cm" svg:x="10.6cm" svg:y="5.1cm">
          <text:p/>
        </draw:rect>
        <draw:rect draw:style-name="gr1" draw:text-style-name="P1" draw:layer="layout" svg:width="0.5cm" svg:height="4cm" svg:x="11.1cm" svg:y="5.1cm">
          <text:p/>
        </draw:rect>
        <draw:rect draw:style-name="gr1" draw:text-style-name="P1" draw:layer="layout" svg:width="4.83cm" svg:height="1cm" svg:x="17cm" svg:y="5.1cm">
          <text:p/>
        </draw:rect>
        <draw:rect draw:style-name="gr1" draw:text-style-name="P1" draw:layer="layout" svg:width="4.83cm" svg:height="1cm" svg:x="17cm" svg:y="6.1cm">
          <text:p/>
        </draw:rect>
        <draw:rect draw:style-name="gr1" draw:text-style-name="P1" draw:layer="layout" svg:width="4.83cm" svg:height="1cm" svg:x="17cm" svg:y="7.1cm">
          <text:p/>
        </draw:rect>
        <draw:rect draw:style-name="gr1" draw:text-style-name="P1" draw:layer="layout" svg:width="4.83cm" svg:height="1cm" svg:x="17cm" svg:y="8.1cm">
          <text:p/>
        </draw:rect>
        <draw:rect draw:style-name="gr1" draw:text-style-name="P1" draw:layer="layout" svg:width="1cm" svg:height="4cm" svg:x="17cm" svg:y="5.1cm">
          <text:p/>
        </draw:rect>
        <draw:rect draw:style-name="gr1" draw:text-style-name="P1" draw:layer="layout" svg:width="1.5cm" svg:height="4cm" svg:x="18cm" svg:y="5.1cm">
          <text:p/>
        </draw:rect>
        <draw:rect draw:style-name="gr1" draw:text-style-name="P1" draw:layer="layout" svg:width="0.5cm" svg:height="4cm" svg:x="19.5cm" svg:y="5.1cm">
          <text:p/>
        </draw:rect>
        <draw:rect draw:style-name="gr1" draw:text-style-name="P1" draw:layer="layout" svg:width="0.5cm" svg:height="4cm" svg:x="20cm" svg:y="5.1cm">
          <text:p/>
        </draw:rect>
        <draw:rect draw:style-name="gr1" draw:text-style-name="P1" draw:layer="layout" svg:width="0.5cm" svg:height="4cm" svg:x="20.5cm" svg:y="5.1cm">
          <text:p/>
        </draw:rect>
        <draw:frame draw:style-name="gr2" draw:layer="layout" svg:width="2.496cm" svg:height="0.963cm" svg:x="8.723cm" svg:y="9.2cm">
          <draw:text-box>
            <text:p>регион</text:p>
          </draw:text-box>
        </draw:frame>
        <draw:frame draw:style-name="gr2" draw:layer="layout" svg:width="2.496cm" svg:height="0.963cm" svg:x="18.124cm" svg:y="9.201cm">
          <draw:text-box>
            <text:p>регион</text:p>
          </draw:text-box>
        </draw:frame>
        <draw:ellipse draw:style-name="gr3" draw:text-style-name="P1" draw:layer="layout" svg:width="7cm" svg:height="1.5cm" svg:x="6.4cm" svg:y="4.9cm">
          <text:p/>
        </draw:ellipse>
        <draw:frame draw:style-name="gr2" draw:layer="layout" svg:width="2.458cm" svg:height="0.963cm" svg:x="12.824cm" svg:y="4.601cm">
          <draw:text-box>
            <text:p>строка</text:p>
          </draw:text-box>
        </draw:frame>
        <draw:frame draw:style-name="gr2" draw:text-style-name="P2" draw:layer="layout" svg:width="1.878cm" svg:height="1.348cm" svg:x="13.824cm" svg:y="5.902cm">
          <draw:text-box>
            <text:p><text:span text:style-name="T1">. . .</text:span></text:p>
          </draw:text-box>
        </draw:frame>
        <draw:ellipse draw:style-name="gr3" draw:text-style-name="P1" draw:layer="layout" svg:width="1.4cm" svg:height="1.5cm" svg:x="11.3cm" svg:y="6.8cm">
          <text:p/>
        </draw:ellipse>
        <draw:frame draw:style-name="gr2" draw:layer="layout" svg:width="2.449cm" svg:height="1.675cm" svg:x="12.524cm" svg:y="7.302cm">
          <draw:text-box>
            <text:p>поле<text:line-break/>строки</text:p>
          </draw:text-box>
        </draw:frame>
        <draw:custom-shape draw:style-name="gr4" draw:text-style-name="P1" draw:layer="layout" svg:width="16.5cm" svg:height="6.4cm" svg:x="6.1cm" svg:y="4.3cm">
          <text:p/>
          <draw:enhanced-geometry svg:viewBox="0 0 21600 21600" draw:path-stretchpoint-x="10800" draw:path-stretchpoint-y="10800" draw:text-areas="?f3 ?f4 ?f5 ?f6" draw:type="round-rectangle" draw:modifiers="6334.06656191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915cm" svg:height="0.963cm" svg:x="22.1cm" svg:y="9.637cm">
          <draw:text-box>
            <text:p>таблица</text:p>
          </draw:text-box>
        </draw:frame>
        <draw:rect draw:style-name="gr5" draw:text-style-name="P1" draw:layer="layout" svg:width="4.83cm" svg:height="1cm" svg:x="7.6cm" svg:y="5.1cm">
          <text:p/>
        </draw:rect>
        <draw:rect draw:style-name="gr5" draw:text-style-name="P1" draw:layer="layout" svg:width="4.83cm" svg:height="1cm" svg:x="7.6cm" svg:y="6.1cm">
          <text:p/>
        </draw:rect>
        <draw:rect draw:style-name="gr5" draw:text-style-name="P1" draw:layer="layout" svg:width="4.83cm" svg:height="1cm" svg:x="7.6cm" svg:y="7.1cm">
          <text:p/>
        </draw:rect>
        <draw:rect draw:style-name="gr5" draw:text-style-name="P1" draw:layer="layout" svg:width="4.83cm" svg:height="1cm" svg:x="7.6cm" svg:y="8.1cm">
          <text:p/>
        </draw:rect>
        <draw:rect draw:style-name="gr5" draw:text-style-name="P1" draw:layer="layout" svg:width="4.83cm" svg:height="1cm" svg:x="17cm" svg:y="8.1cm">
          <text:p/>
        </draw:rect>
        <draw:rect draw:style-name="gr5" draw:text-style-name="P1" draw:layer="layout" svg:width="4.83cm" svg:height="1cm" svg:x="17cm" svg:y="7.1cm">
          <text:p/>
        </draw:rect>
        <draw:rect draw:style-name="gr5" draw:text-style-name="P1" draw:layer="layout" svg:width="4.83cm" svg:height="1cm" svg:x="17cm" svg:y="6.1cm">
          <text:p/>
        </draw:rect>
        <draw:rect draw:style-name="gr5" draw:text-style-name="P1" draw:layer="layout" svg:width="4.83cm" svg:height="1cm" svg:x="17cm" svg:y="5.1cm">
          <text:p/>
        </draw:rect>
        <draw:custom-shape draw:style-name="gr6" draw:text-style-name="P1" draw:layer="layout" svg:width="1cm" svg:height="4.5cm" svg:x="6.4cm" svg:y="4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2.733cm" svg:height="0.963cm" svg:x="3.904cm" svg:y="6.637cm">
          <draw:text-box>
            <text:p><text:span text:style-name="T2">w</text:span> строк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4-16T11:32:18.87</meta:creation-date>
    <meta:editing-duration>PT00H51M43S</meta:editing-duration>
    <meta:editing-cycles>9</meta:editing-cycles>
    <meta:generator>OpenOffice.org/3.1$Win32 OpenOffice.org_project/310m11$Build-9399</meta:generator>
    <dc:date>2010-09-10T11:05:52.92</dc:date>
    <meta:printed-by>Евгений Корныхин</meta:printed-by>
    <meta:print-date>2010-02-23T13:21:58.56</meta:print-date>
    <meta:document-statistic meta:object-count="36"/>
  </office:meta>
</office:document-meta>
</file>